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draw:marker-start="" draw:stroke-linejoin="round" svg:stroke-linecap="butt" draw:textarea-horizontal-align="justify" draw:textarea-vertical-align="middle" draw:auto-grow-height="false" fo:min-height="1.164cm" fo:min-width="0.914cm"/>
    </style:style>
    <style:style style:name="gr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.95cm" fo:min-width="0.7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svg:stroke-color="#000000" draw:fill-color="#ff3333" draw:textarea-horizontal-align="justify" draw:textarea-vertical-align="middle" draw:auto-grow-height="false" fo:min-height="0.55cm" fo:min-width="5.7cm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2cm" svg:height="2cm" svg:x="9.4cm" svg:y="11.7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cm" svg:height="2cm" svg:x="15.4cm" svg:y="11.7cm">
          <text:p text:style-name="P1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cm" svg:height="2cm" svg:x="9.4cm" svg:y="1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cm" svg:height="2cm" svg:x="15.4cm" svg:y="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4cm" svg:y1="8.8cm" svg:x2="10.4cm" svg:y2="11.7cm" draw:start-shape="id1" draw:start-glue-point="8" draw:end-shape="id2" draw:end-glue-point="4" svg:d="M10400 8800v2900" svg:viewBox="0 0 1 2901">
          <text:p/>
        </draw:connector>
        <draw:connector draw:style-name="gr3" draw:text-style-name="P1" draw:layer="layout" draw:type="line" svg:x1="10.4cm" svg:y1="13.7cm" svg:x2="10.4cm" svg:y2="16cm" draw:start-shape="id2" draw:start-glue-point="8" draw:end-shape="id3" svg:d="M10400 13700v2300" svg:viewBox="0 0 1 2301">
          <text:p/>
        </draw:connector>
        <draw:connector draw:style-name="gr4" draw:text-style-name="P1" draw:layer="layout" draw:type="line" svg:x1="16.4cm" svg:y1="13.7cm" svg:x2="16.4cm" svg:y2="16cm" draw:start-shape="id4" draw:start-glue-point="8" draw:end-shape="id5" svg:d="M16400 13700v2300" svg:viewBox="0 0 1 2301">
          <text:p/>
        </draw:connector>
        <draw:connector draw:style-name="gr4" draw:text-style-name="P1" draw:layer="layout" draw:type="line" svg:x1="11.107cm" svg:y1="8.507cm" svg:x2="15.693cm" svg:y2="11.993cm" draw:start-shape="id1" draw:start-glue-point="9" draw:end-shape="id4" draw:end-glue-point="5" svg:d="M11107 8507l4586 3486" svg:viewBox="0 0 4587 3487">
          <text:p/>
        </draw:connector>
        <draw:connector draw:style-name="gr4" draw:text-style-name="P1" draw:layer="layout" draw:type="line" svg:x1="11.107cm" svg:y1="13.407cm" svg:x2="15.693cm" svg:y2="16.293cm" draw:start-shape="id2" draw:start-glue-point="9" draw:end-shape="id5" draw:end-glue-point="5" svg:d="M11107 13407l4586 2886" svg:viewBox="0 0 4587 2887">
          <text:p/>
        </draw:connector>
        <draw:connector draw:style-name="gr3" draw:text-style-name="P1" draw:layer="layout" draw:type="line" svg:x1="15.693cm" svg:y1="13.407cm" svg:x2="11.107cm" svg:y2="16.293cm" draw:start-shape="id4" draw:start-glue-point="7" draw:end-shape="id3" draw:end-glue-point="11" svg:d="M15693 13407l-4586 2886" svg:viewBox="0 0 4587 2887">
          <text:p/>
        </draw:connector>
        <draw:connector draw:style-name="gr5" draw:text-style-name="P1" draw:layer="layout" draw:type="line" svg:x1="10.379cm" svg:y1="3.997cm" svg:x2="10.4cm" svg:y2="6.9cm" svg:d="M10379 3997l21 2903" svg:viewBox="0 0 22 2904">
          <text:p text:style-name="P1"/>
        </draw:connector>
        <draw:connector draw:style-name="gr3" draw:text-style-name="P1" draw:layer="layout" draw:type="line" svg:x1="16.4cm" svg:y1="8.8cm" svg:x2="16.4cm" svg:y2="11.7cm" draw:start-shape="id6" draw:start-glue-point="8" draw:end-shape="id4" svg:d="M16400 8800v2900" svg:viewBox="0 0 1 2901">
          <text:p/>
        </draw:connector>
        <draw:connector draw:style-name="gr4" draw:text-style-name="P1" draw:layer="layout" draw:type="line" svg:x1="15.693cm" svg:y1="8.507cm" svg:x2="11.107cm" svg:y2="11.993cm" draw:start-shape="id6" draw:start-glue-point="7" draw:end-shape="id2" draw:end-glue-point="11" svg:d="M15693 8507l-4586 3486" svg:viewBox="0 0 4587 3487">
          <text:p/>
        </draw:connector>
        <draw:connector draw:style-name="gr6" draw:text-style-name="P1" draw:layer="layout" draw:type="line" svg:x1="16.399cm" svg:y1="3.994cm" svg:x2="16.4cm" svg:y2="6.8cm" draw:end-shape="id6" draw:end-glue-point="4" svg:d="M16399 3994l1 2806" svg:viewBox="0 0 2 2807">
          <text:p/>
        </draw:connector>
        <draw:custom-shape draw:style-name="gr1" draw:text-style-name="P1" xml:id="id1" draw:id="id1" draw:layer="layout" svg:width="2cm" svg:height="2cm" svg:x="9.4cm" svg:y="6.8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5.4cm" svg:y="6.8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6cm" svg:height="0.962cm" svg:x="9.8cm" svg:y="3.038cm">
          <draw:text-box>
            <text:p>f1</text:p>
          </draw:text-box>
        </draw:frame>
        <draw:frame draw:style-name="gr7" draw:layer="layout" svg:width="1.6cm" svg:height="0.962cm" svg:x="16cm" svg:y="3.038cm">
          <draw:text-box>
            <text:p>f2</text:p>
          </draw:text-box>
        </draw:frame>
        <draw:custom-shape draw:style-name="gr8" draw:text-style-name="P1" draw:layer="layout" svg:width="1.2cm" svg:height="1.2cm" svg:x="10.8cm" svg:y="6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6.8cm" svg:y="6.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8.8cm" svg:y="11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6.8cm" svg:y="1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0.8cm" svg:y="17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6.8cm" svg:y="17.2cm">
          <text:p text:style-name="P1">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8" draw:id="id8" draw:layer="layout" svg:width="2cm" svg:height="2cm" svg:x="9.4cm" svg:y="11.7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cm" svg:height="2cm" svg:x="15.4cm" svg:y="11.7cm">
          <text:p text:style-name="P1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12.5cm" svg:y="15.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4cm" svg:y1="8.8cm" svg:x2="10.4cm" svg:y2="11.7cm" draw:start-shape="id7" draw:start-glue-point="8" draw:end-shape="id8" draw:end-glue-point="4" svg:d="M10400 8800v2900" svg:viewBox="0 0 1 2901">
          <text:p/>
        </draw:connector>
        <draw:connector draw:style-name="gr3" draw:text-style-name="P1" draw:layer="layout" draw:type="line" svg:x1="9.693cm" svg:y1="13.407cm" svg:x2="12.5cm" svg:y2="16.9cm" draw:start-shape="id8" draw:start-glue-point="7" draw:end-shape="id9" draw:end-glue-point="6" svg:d="M9693 13407l2807 3493" svg:viewBox="0 0 2808 3494">
          <text:p/>
        </draw:connector>
        <draw:connector draw:style-name="gr4" draw:text-style-name="P1" draw:layer="layout" draw:type="line" svg:x1="17.107cm" svg:y1="13.407cm" svg:x2="14.5cm" svg:y2="16.9cm" draw:start-shape="id10" draw:start-glue-point="9" draw:end-shape="id9" draw:end-glue-point="10" svg:d="M17107 13407l-2607 3493" svg:viewBox="0 0 2608 3494">
          <text:p/>
        </draw:connector>
        <draw:connector draw:style-name="gr4" draw:text-style-name="P1" draw:layer="layout" draw:type="line" svg:x1="11.107cm" svg:y1="8.507cm" svg:x2="15.693cm" svg:y2="11.993cm" draw:start-shape="id7" draw:start-glue-point="9" draw:end-shape="id10" draw:end-glue-point="5" svg:d="M11107 8507l4586 3486" svg:viewBox="0 0 4587 3487">
          <text:p/>
        </draw:connector>
        <draw:connector draw:style-name="gr4" draw:text-style-name="P1" draw:layer="layout" draw:type="line" svg:x1="11.4cm" svg:y1="12.7cm" svg:x2="13.5cm" svg:y2="15.9cm" draw:start-shape="id8" draw:end-shape="id9" svg:d="M11400 12700l2100 3200" svg:viewBox="0 0 2101 3201">
          <text:p/>
        </draw:connector>
        <draw:connector draw:style-name="gr3" draw:text-style-name="P1" draw:layer="layout" draw:type="line" svg:x1="15.4cm" svg:y1="12.7cm" svg:x2="13.5cm" svg:y2="15.9cm" draw:start-shape="id10" draw:start-glue-point="6" draw:end-shape="id9" svg:d="M15400 12700l-1900 3200" svg:viewBox="0 0 1901 3201">
          <text:p/>
        </draw:connector>
        <draw:connector draw:style-name="gr5" draw:text-style-name="P1" draw:layer="layout" draw:type="line" svg:x1="10.379cm" svg:y1="3.997cm" svg:x2="10.4cm" svg:y2="6.9cm" svg:d="M10379 3997l21 2903" svg:viewBox="0 0 22 2904">
          <text:p/>
        </draw:connector>
        <draw:connector draw:style-name="gr3" draw:text-style-name="P1" draw:layer="layout" draw:type="line" svg:x1="16.4cm" svg:y1="8.8cm" svg:x2="16.4cm" svg:y2="11.7cm" draw:start-shape="id11" draw:start-glue-point="8" draw:end-shape="id10" svg:d="M16400 8800v2900" svg:viewBox="0 0 1 2901">
          <text:p/>
        </draw:connector>
        <draw:connector draw:style-name="gr4" draw:text-style-name="P1" draw:layer="layout" draw:type="line" svg:x1="15.693cm" svg:y1="8.507cm" svg:x2="11.107cm" svg:y2="11.993cm" draw:start-shape="id11" draw:start-glue-point="7" draw:end-shape="id8" draw:end-glue-point="11" svg:d="M15693 8507l-4586 3486" svg:viewBox="0 0 4587 3487">
          <text:p/>
        </draw:connector>
        <draw:connector draw:style-name="gr6" draw:text-style-name="P1" draw:layer="layout" draw:type="line" svg:x1="16.399cm" svg:y1="3.994cm" svg:x2="16.4cm" svg:y2="6.8cm" draw:end-shape="id11" draw:end-glue-point="4" svg:d="M16399 3994l1 2806" svg:viewBox="0 0 2 2807">
          <text:p/>
        </draw:connector>
        <draw:custom-shape draw:style-name="gr1" draw:text-style-name="P1" xml:id="id7" draw:id="id7" draw:layer="layout" svg:width="2cm" svg:height="2cm" svg:x="9.4cm" svg:y="6.8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15.4cm" svg:y="6.8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6cm" svg:height="0.962cm" svg:x="9.8cm" svg:y="3.038cm">
          <draw:text-box>
            <text:p>f1</text:p>
          </draw:text-box>
        </draw:frame>
        <draw:frame draw:style-name="gr7" draw:layer="layout" svg:width="1.6cm" svg:height="0.962cm" svg:x="16cm" svg:y="3.038cm">
          <draw:text-box>
            <text:p>f2</text:p>
          </draw:text-box>
        </draw:frame>
        <draw:custom-shape draw:style-name="gr10" draw:text-style-name="P1" draw:layer="layout" svg:width="0.4cm" svg:height="0.4cm" svg:x="16.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10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14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10.707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cm" svg:height="1.2cm" svg:x="13.8cm" svg:y="17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8.8cm" svg:y="11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6.8cm" svg:y="11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8.8cm" svg:y="6.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6.8cm" svg:y="6.2cm">
          <text:p text:style-name="P1">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xml:id="id13" draw:id="id13" draw:layer="layout" svg:width="2cm" svg:height="2cm" svg:x="12.3cm" svg:y="11.7cm">
          <text:p text:style-name="P2">x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2cm" svg:height="2cm" svg:x="9.4cm" svg:y="16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cm" svg:height="2cm" svg:x="15.4cm" svg:y="1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18" draw:id="id18" draw:layer="layout" draw:type="line" svg:x1="9.693cm" svg:y1="8.507cm" svg:x2="12.3cm" svg:y2="12.7cm" draw:start-shape="id12" draw:start-glue-point="7" draw:end-shape="id13" draw:end-glue-point="6" svg:d="M9693 8507l2607 4193" svg:viewBox="0 0 2608 4194">
          <text:p/>
        </draw:connector>
        <draw:connector draw:style-name="gr3" draw:text-style-name="P1" draw:layer="layout" draw:type="line" svg:x1="12.593cm" svg:y1="13.407cm" svg:x2="10.4cm" svg:y2="16cm" draw:start-shape="id13" draw:start-glue-point="7" draw:end-shape="id14" svg:d="M12593 13407l-2193 2593" svg:viewBox="0 0 2194 2594">
          <text:p/>
        </draw:connector>
        <draw:connector draw:style-name="gr4" draw:text-style-name="P1" xml:id="id22" draw:id="id22" draw:layer="layout" draw:type="line" svg:x1="11.4cm" svg:y1="7.8cm" svg:x2="13.3cm" svg:y2="11.7cm" draw:start-shape="id12" draw:start-glue-point="10" draw:end-shape="id13" svg:d="M11400 7800l1900 3900" svg:viewBox="0 0 1901 3901">
          <text:p/>
        </draw:connector>
        <draw:connector draw:style-name="gr4" draw:text-style-name="P1" draw:layer="layout" draw:type="line" svg:x1="14.007cm" svg:y1="13.407cm" svg:x2="16.4cm" svg:y2="16cm" draw:start-shape="id13" draw:start-glue-point="9" draw:end-shape="id15" draw:end-glue-point="4" svg:d="M14007 13407l2393 2593" svg:viewBox="0 0 2394 2594">
          <text:p/>
        </draw:connector>
        <draw:connector draw:style-name="gr5" draw:text-style-name="P1" xml:id="id24" draw:id="id24" draw:layer="layout" draw:type="line" svg:x1="10.379cm" svg:y1="3.997cm" svg:x2="10.4cm" svg:y2="6.9cm" svg:d="M10379 3997l21 2903" svg:viewBox="0 0 22 2904">
          <text:p/>
        </draw:connector>
        <draw:connector draw:style-name="gr3" draw:text-style-name="P1" xml:id="id21" draw:id="id21" draw:layer="layout" draw:type="line" svg:x1="17.107cm" svg:y1="8.507cm" svg:x2="14.3cm" svg:y2="12.7cm" draw:start-shape="id16" draw:start-glue-point="9" draw:end-shape="id13" draw:end-glue-point="10" svg:d="M17107 8507l-2807 4193" svg:viewBox="0 0 2808 4194">
          <text:p/>
        </draw:connector>
        <draw:connector draw:style-name="gr4" draw:text-style-name="P1" xml:id="id19" draw:id="id19" draw:layer="layout" draw:type="line" svg:x1="15.4cm" svg:y1="7.8cm" svg:x2="13.3cm" svg:y2="11.7cm" draw:start-shape="id16" draw:start-glue-point="6" draw:end-shape="id13" svg:d="M15400 7800l-2100 3900" svg:viewBox="0 0 2101 3901">
          <text:p/>
        </draw:connector>
        <draw:connector draw:style-name="gr6" draw:text-style-name="P1" xml:id="id25" draw:id="id25" draw:layer="layout" draw:type="line" svg:x1="16.399cm" svg:y1="3.994cm" svg:x2="16.4cm" svg:y2="6.8cm" draw:end-shape="id16" draw:end-glue-point="4" svg:d="M16399 3994l1 2806" svg:viewBox="0 0 2 2807">
          <text:p/>
        </draw:connector>
        <draw:custom-shape draw:style-name="gr1" draw:text-style-name="P2" xml:id="id12" draw:id="id12" draw:layer="layout" svg:width="2cm" svg:height="2cm" svg:x="9.4cm" svg:y="6.8cm">
          <text:p text:style-name="P2">x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cm" svg:height="2cm" svg:x="15.4cm" svg:y="6.8cm">
          <text:p text:style-name="P2">x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cm" svg:height="0.962cm" svg:x="9.8cm" svg:y="3.038cm">
          <draw:text-box>
            <text:p text:style-name="P3">f1</text:p>
          </draw:text-box>
        </draw:frame>
        <draw:frame draw:style-name="gr7" draw:text-style-name="P3" draw:layer="layout" svg:width="1.6cm" svg:height="0.962cm" svg:x="16cm" svg:y="3.038cm">
          <draw:text-box>
            <text:p text:style-name="P3">f2</text:p>
          </draw:text-box>
        </draw:frame>
        <draw:custom-shape draw:style-name="gr11" draw:text-style-name="P1" xml:id="id20" draw:id="id20" draw:layer="layout" svg:width="6.2cm" svg:height="0.8cm" svg:x="15.4cm" svg:y="12cm">
          <text:p text:style-name="P1">{x1}</text:p>
          <draw:enhanced-geometry svg:viewBox="0 0 21600 21600" draw:type="rectangle" draw:enhanced-path="M 0 0 L 21600 0 21600 21600 0 21600 0 0 Z N"/>
        </draw:custom-shape>
        <draw:custom-shape draw:style-name="gr11" draw:text-style-name="P1" xml:id="id23" draw:id="id23" draw:layer="layout" svg:width="6.2cm" svg:height="0.8cm" svg:x="1.4cm" svg:y="4cm">
          <text:p text:style-name="P1">{x1,x2,x3}</text:p>
          <draw:enhanced-geometry svg:viewBox="0 0 21600 21600" draw:type="rectangle" draw:enhanced-path="M 0 0 L 21600 0 21600 21600 0 21600 0 0 Z N"/>
        </draw:custom-shape>
        <draw:custom-shape draw:style-name="gr11" draw:text-style-name="P1" xml:id="id17" draw:id="id17" draw:layer="layout" svg:width="6.2cm" svg:height="0.8cm" svg:x="5cm" svg:y="12cm">
          <text:p text:style-name="P1">{x0}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8.1cm" svg:y1="12cm" svg:x2="10.996cm" svg:y2="10.603cm" draw:start-shape="id17" draw:start-glue-point="0" draw:end-shape="id18" draw:end-glue-point="0" svg:d="M8100 12000l2896-1397" svg:viewBox="0 0 2897 1398">
          <text:p/>
        </draw:connector>
        <draw:connector draw:style-name="gr12" draw:text-style-name="P1" draw:layer="layout" draw:type="line" svg:x1="8.1cm" svg:y1="12cm" svg:x2="14.35cm" svg:y2="9.75cm" draw:start-shape="id17" draw:start-glue-point="0" draw:end-shape="id19" draw:end-glue-point="0" svg:d="M8100 12000l6250-2250" svg:viewBox="0 0 6251 2251">
          <text:p/>
        </draw:connector>
        <draw:connector draw:style-name="gr12" draw:text-style-name="P1" draw:layer="layout" draw:type="line" svg:x1="18.5cm" svg:y1="12cm" svg:x2="15.703cm" svg:y2="10.603cm" draw:start-shape="id20" draw:start-glue-point="0" draw:end-shape="id21" draw:end-glue-point="0" svg:d="M18500 12000l-2797-1397" svg:viewBox="0 0 2798 1398">
          <text:p/>
        </draw:connector>
        <draw:connector draw:style-name="gr12" draw:text-style-name="P1" draw:layer="layout" draw:type="line" svg:x1="18.5cm" svg:y1="12cm" svg:x2="12.35cm" svg:y2="9.75cm" draw:start-shape="id20" draw:start-glue-point="0" draw:end-shape="id22" draw:end-glue-point="0" svg:d="M18500 12000l-6150-2250" svg:viewBox="0 0 6151 2251">
          <text:p/>
        </draw:connector>
        <draw:connector draw:style-name="gr12" draw:text-style-name="P1" draw:layer="layout" draw:type="line" svg:x1="7.6cm" svg:y1="4.4cm" svg:x2="10.389cm" svg:y2="5.448cm" draw:start-shape="id23" draw:start-glue-point="1" draw:end-shape="id24" draw:end-glue-point="0" svg:d="M7600 4400l2789 1048" svg:viewBox="0 0 2790 1049">
          <text:p/>
        </draw:connector>
        <draw:connector draw:style-name="gr12" draw:text-style-name="P1" draw:layer="layout" draw:type="line" svg:x1="7.6cm" svg:y1="4.4cm" svg:x2="16.399cm" svg:y2="5.397cm" draw:start-shape="id23" draw:start-glue-point="1" draw:end-shape="id25" draw:end-glue-point="0" svg:d="M7600 4400l8799 997" svg:viewBox="0 0 8800 998">
          <text:p/>
        </draw:connector>
        <draw:custom-shape draw:style-name="gr8" draw:text-style-name="P1" draw:layer="layout" svg:width="1.2cm" svg:height="1.2cm" svg:x="13.6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8.6cm" svg:y="15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6.8cm" svg:y="15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8.8cm" svg:y="6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6.8cm" svg:y="6.2cm">
          <text:p text:style-name="P1">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xml:id="id27" draw:id="id27" draw:layer="layout" svg:width="2cm" svg:height="2cm" svg:x="12.3cm" svg:y="11.7cm">
          <text:p text:style-name="P2">x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2cm" svg:height="2cm" svg:x="12.4cm" svg:y="16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31" draw:id="id31" draw:layer="layout" draw:type="line" svg:x1="9.693cm" svg:y1="8.507cm" svg:x2="12.3cm" svg:y2="12.7cm" draw:start-shape="id26" draw:start-glue-point="7" draw:end-shape="id27" draw:end-glue-point="6" svg:d="M9693 8507l2607 4193" svg:viewBox="0 0 2608 4194">
          <text:p/>
        </draw:connector>
        <draw:connector draw:style-name="gr3" draw:text-style-name="P1" draw:layer="layout" draw:type="line" svg:x1="12.593cm" svg:y1="13.407cm" svg:x2="12.693cm" svg:y2="16.293cm" draw:start-shape="id27" draw:start-glue-point="7" draw:end-shape="id28" draw:end-glue-point="5" svg:d="M12593 13407l100 2886" svg:viewBox="0 0 101 2887">
          <text:p/>
        </draw:connector>
        <draw:connector draw:style-name="gr4" draw:text-style-name="P1" xml:id="id35" draw:id="id35" draw:layer="layout" draw:type="line" svg:x1="11.4cm" svg:y1="7.8cm" svg:x2="13.3cm" svg:y2="11.7cm" draw:start-shape="id26" draw:start-glue-point="10" draw:end-shape="id27" svg:d="M11400 7800l1900 3900" svg:viewBox="0 0 1901 3901">
          <text:p/>
        </draw:connector>
        <draw:connector draw:style-name="gr4" draw:text-style-name="P1" draw:layer="layout" draw:type="line" svg:x1="14.007cm" svg:y1="13.407cm" svg:x2="14.107cm" svg:y2="16.293cm" draw:start-shape="id27" draw:start-glue-point="9" draw:end-shape="id28" draw:end-glue-point="11" svg:d="M14007 13407l100 2886" svg:viewBox="0 0 101 2887">
          <text:p/>
        </draw:connector>
        <draw:connector draw:style-name="gr5" draw:text-style-name="P1" xml:id="id37" draw:id="id37" draw:layer="layout" draw:type="line" svg:x1="10.379cm" svg:y1="3.997cm" svg:x2="10.4cm" svg:y2="6.9cm" svg:d="M10379 3997l21 2903" svg:viewBox="0 0 22 2904">
          <text:p/>
        </draw:connector>
        <draw:connector draw:style-name="gr3" draw:text-style-name="P1" xml:id="id34" draw:id="id34" draw:layer="layout" draw:type="line" svg:x1="17.107cm" svg:y1="8.507cm" svg:x2="14.3cm" svg:y2="12.7cm" draw:start-shape="id29" draw:start-glue-point="9" draw:end-shape="id27" draw:end-glue-point="10" svg:d="M17107 8507l-2807 4193" svg:viewBox="0 0 2808 4194">
          <text:p/>
        </draw:connector>
        <draw:connector draw:style-name="gr4" draw:text-style-name="P1" xml:id="id32" draw:id="id32" draw:layer="layout" draw:type="line" svg:x1="15.4cm" svg:y1="7.8cm" svg:x2="13.3cm" svg:y2="11.7cm" draw:start-shape="id29" draw:start-glue-point="6" draw:end-shape="id27" svg:d="M15400 7800l-2100 3900" svg:viewBox="0 0 2101 3901">
          <text:p/>
        </draw:connector>
        <draw:connector draw:style-name="gr6" draw:text-style-name="P1" xml:id="id38" draw:id="id38" draw:layer="layout" draw:type="line" svg:x1="16.399cm" svg:y1="3.994cm" svg:x2="16.4cm" svg:y2="6.8cm" draw:end-shape="id29" draw:end-glue-point="4" svg:d="M16399 3994l1 2806" svg:viewBox="0 0 2 2807">
          <text:p/>
        </draw:connector>
        <draw:custom-shape draw:style-name="gr1" draw:text-style-name="P2" xml:id="id26" draw:id="id26" draw:layer="layout" svg:width="2cm" svg:height="2cm" svg:x="9.4cm" svg:y="6.8cm">
          <text:p text:style-name="P2">x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2cm" svg:height="2cm" svg:x="15.4cm" svg:y="6.8cm">
          <text:p text:style-name="P2">x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cm" svg:height="0.962cm" svg:x="9.8cm" svg:y="3.038cm">
          <draw:text-box>
            <text:p text:style-name="P3">f1</text:p>
          </draw:text-box>
        </draw:frame>
        <draw:frame draw:style-name="gr7" draw:text-style-name="P3" draw:layer="layout" svg:width="1.6cm" svg:height="0.962cm" svg:x="16cm" svg:y="3.038cm">
          <draw:text-box>
            <text:p text:style-name="P3">f2</text:p>
          </draw:text-box>
        </draw:frame>
        <draw:custom-shape draw:style-name="gr11" draw:text-style-name="P1" xml:id="id33" draw:id="id33" draw:layer="layout" svg:width="6.2cm" svg:height="0.8cm" svg:x="15.4cm" svg:y="12cm">
          <text:p text:style-name="P1">{x1}</text:p>
          <draw:enhanced-geometry svg:viewBox="0 0 21600 21600" draw:type="rectangle" draw:enhanced-path="M 0 0 L 21600 0 21600 21600 0 21600 0 0 Z N"/>
        </draw:custom-shape>
        <draw:custom-shape draw:style-name="gr11" draw:text-style-name="P1" xml:id="id36" draw:id="id36" draw:layer="layout" svg:width="6.2cm" svg:height="0.8cm" svg:x="1.4cm" svg:y="4cm">
          <text:p text:style-name="P1">{x1,x2,x3}</text:p>
          <draw:enhanced-geometry svg:viewBox="0 0 21600 21600" draw:type="rectangle" draw:enhanced-path="M 0 0 L 21600 0 21600 21600 0 21600 0 0 Z N"/>
        </draw:custom-shape>
        <draw:custom-shape draw:style-name="gr11" draw:text-style-name="P1" xml:id="id30" draw:id="id30" draw:layer="layout" svg:width="6.2cm" svg:height="0.8cm" svg:x="5cm" svg:y="12cm">
          <text:p text:style-name="P1">{x0}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8.1cm" svg:y1="12cm" svg:x2="10.996cm" svg:y2="10.603cm" draw:start-shape="id30" draw:start-glue-point="0" draw:end-shape="id31" draw:end-glue-point="0" svg:d="M8100 12000l2896-1397" svg:viewBox="0 0 2897 1398">
          <text:p/>
        </draw:connector>
        <draw:connector draw:style-name="gr12" draw:text-style-name="P1" draw:layer="layout" draw:type="line" svg:x1="8.1cm" svg:y1="12cm" svg:x2="14.35cm" svg:y2="9.75cm" draw:start-shape="id30" draw:start-glue-point="0" draw:end-shape="id32" draw:end-glue-point="0" svg:d="M8100 12000l6250-2250" svg:viewBox="0 0 6251 2251">
          <text:p/>
        </draw:connector>
        <draw:connector draw:style-name="gr12" draw:text-style-name="P1" draw:layer="layout" draw:type="line" svg:x1="18.5cm" svg:y1="12cm" svg:x2="15.703cm" svg:y2="10.603cm" draw:start-shape="id33" draw:start-glue-point="0" draw:end-shape="id34" draw:end-glue-point="0" svg:d="M18500 12000l-2797-1397" svg:viewBox="0 0 2798 1398">
          <text:p/>
        </draw:connector>
        <draw:connector draw:style-name="gr12" draw:text-style-name="P1" draw:layer="layout" draw:type="line" svg:x1="18.5cm" svg:y1="12cm" svg:x2="12.35cm" svg:y2="9.75cm" draw:start-shape="id33" draw:start-glue-point="0" draw:end-shape="id35" draw:end-glue-point="0" svg:d="M18500 12000l-6150-2250" svg:viewBox="0 0 6151 2251">
          <text:p/>
        </draw:connector>
        <draw:connector draw:style-name="gr12" draw:text-style-name="P1" draw:layer="layout" draw:type="line" svg:x1="7.6cm" svg:y1="4.4cm" svg:x2="10.389cm" svg:y2="5.448cm" draw:start-shape="id36" draw:start-glue-point="1" draw:end-shape="id37" draw:end-glue-point="0" svg:d="M7600 4400l2789 1048" svg:viewBox="0 0 2790 1049">
          <text:p/>
        </draw:connector>
        <draw:connector draw:style-name="gr12" draw:text-style-name="P1" draw:layer="layout" draw:type="line" svg:x1="7.6cm" svg:y1="4.4cm" svg:x2="16.399cm" svg:y2="5.397cm" draw:start-shape="id36" draw:start-glue-point="1" draw:end-shape="id38" draw:end-glue-point="0" svg:d="M7600 4400l8799 997" svg:viewBox="0 0 8800 998">
          <text:p/>
        </draw:connector>
        <draw:custom-shape draw:style-name="gr10" draw:text-style-name="P1" draw:layer="layout" svg:width="0.4cm" svg:height="0.4cm" svg:x="12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16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cm" svg:height="1.2cm" svg:x="13.8cm" svg:y="1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1.8cm" svg:y="11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8.8cm" svg:y="6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1.2cm" svg:x="16.8cm" svg:y="6.2cm">
          <text:p text:style-name="P1">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0:56:29.889954977</meta:creation-date>
    <dc:date>2016-05-31T16:48:18.227155874</dc:date>
    <meta:editing-duration>PT21S</meta:editing-duration>
    <meta:editing-cycles>1</meta:editing-cycles>
    <meta:document-statistic meta:object-count="138"/>
    <meta:generator>LibreOffice/4.3.7.2$Linux_X86_64 LibreOffice_project/430$Build-2</meta:generator>
  </office:meta>
</office:document-meta>
</file>